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8pt" fo:language="fr" fo:country="FR" fo:font-style="italic" style:text-underline-style="solid" style:text-underline-width="auto" style:text-underline-color="font-color" fo:font-weight="bold" officeooo:rsid="000102be" officeooo:paragraph-rsid="000102b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102be" officeooo:paragraph-rsid="000102be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8e259" officeooo:paragraph-rsid="0008e259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25d9f0" officeooo:paragraph-rsid="0025d9f0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28e724" officeooo:paragraph-rsid="0028e724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35f194" officeooo:paragraph-rsid="0035f194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35f194" officeooo:paragraph-rsid="00463f7a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38e450" officeooo:paragraph-rsid="0038e450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1dead1" officeooo:paragraph-rsid="001dead1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324773" officeooo:paragraph-rsid="00324773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65d" fo:font-size="16pt" fo:language="fr" fo:country="FR" fo:font-style="italic" style:text-underline-style="solid" style:text-underline-width="auto" style:text-underline-color="font-color" fo:font-weight="bold" officeooo:rsid="0013f967" officeooo:paragraph-rsid="0013f967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language="fr" fo:country="FR" fo:font-style="italic" fo:font-weight="bold" officeooo:rsid="0028e724" officeooo:paragraph-rsid="0028e724" style:font-style-asian="italic" style:font-weight-asian="bold" style:font-style-complex="italic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language="fr" fo:country="FR" fo:font-style="italic" fo:font-weight="bold" officeooo:rsid="0038e450" officeooo:paragraph-rsid="0038e450" style:font-style-asian="italic" style:font-weight-asian="bold" style:font-style-complex="italic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language="fr" fo:country="FR" officeooo:rsid="0035f194" officeooo:paragraph-rsid="00463f7a"/>
    </style:style>
    <style:style style:name="P15" style:family="paragraph" style:parent-style-name="Standard">
      <style:paragraph-properties fo:text-align="start" style:justify-single-word="false"/>
      <style:text-properties fo:language="fr" fo:country="FR" fo:font-weight="bold" officeooo:rsid="0053bfa5" officeooo:paragraph-rsid="0053bfa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weight="normal" officeooo:rsid="0053bfa5" officeooo:paragraph-rsid="0053bfa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fr" fo:country="FR" fo:font-weight="normal" officeooo:rsid="006898fd" officeooo:paragraph-rsid="006898f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4526f6" officeooo:paragraph-rsid="004526f6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12257"/>
    </style:style>
    <style:style style:name="T2" style:family="text">
      <style:text-properties officeooo:rsid="00097dd0"/>
    </style:style>
    <style:style style:name="T3" style:family="text">
      <style:text-properties officeooo:rsid="00147879"/>
    </style:style>
    <style:style style:name="T4" style:family="text">
      <style:text-properties officeooo:rsid="001efffd"/>
    </style:style>
    <style:style style:name="T5" style:family="text">
      <style:text-properties officeooo:rsid="002ba3e8"/>
    </style:style>
    <style:style style:name="T6" style:family="text">
      <style:text-properties officeooo:rsid="002e0b32"/>
    </style:style>
    <style:style style:name="T7" style:family="text">
      <style:text-properties officeooo:rsid="0033e400"/>
    </style:style>
    <style:style style:name="T8" style:family="text">
      <style:text-properties officeooo:rsid="003a3778"/>
    </style:style>
    <style:style style:name="T9" style:family="text">
      <style:text-properties officeooo:rsid="00480874"/>
    </style:style>
    <style:style style:name="T10" style:family="text">
      <style:text-properties officeooo:rsid="004d7d4e"/>
    </style:style>
    <style:style style:name="T11" style:family="text">
      <style:text-properties officeooo:rsid="00650e30"/>
    </style:style>
    <style:style style:name="T12" style:family="text">
      <style:text-properties officeooo:rsid="0069e6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 d’emploi <text:span text:style-name="T1">des différents scripts :</text:span></text:p>
      <text:p text:style-name="P2"/>
      <text:p text:style-name="P3">Une fois le script voulu téléchargé, <text:span text:style-name="T2">naviguez jusqu’à l’emplacement du script et tapez sa commande d’exécution</text:span></text:p>
      <text:p text:style-name="P3"/>
      <text:p text:style-name="P11">Commandes d’exécution <text:span text:style-name="T3">pour chaque script :</text:span></text:p>
      <text:p text:style-name="P9">1) <text:span text:style-name="T4">Version personnelle :</text:span></text:p>
      <text:p text:style-name="P4">Tape<text:span text:style-name="T9">z</text:span> exactement la commande suivante :</text:p>
      <text:list xml:id="list2962643009" text:style-name="L1">
        <text:list-item>
          <text:p text:style-name="P12">sudo ./<text:span text:style-name="T5">personnel.sh</text:span></text:p>
        </text:list-item>
      </text:list>
      <text:p text:style-name="P5"/>
      <text:p text:style-name="P5">« ./ » <text:span text:style-name="T6">signifie sur les systèmes UNIX « exécution du fichier exécutable ». </text:span></text:p>
      <text:p text:style-name="P5"/>
      <text:p text:style-name="P10">2) <text:span text:style-name="T7">Version 1.0 :</text:span></text:p>
      <text:p text:style-name="P6">Tape<text:span text:style-name="T9">z</text:span> exactement la commande suivante :</text:p>
      <text:list xml:id="list3265755476" text:style-name="L2">
        <text:list-item>
          <text:p text:style-name="P13">sudo ./<text:span text:style-name="T8">Linux\ Reinstall\ 1.0.sh</text:span></text:p>
        </text:list-item>
      </text:list>
      <text:p text:style-name="P16"/>
      <text:p text:style-name="P15"><text:span text:style-name="T11">Attention aux antislashs ‘\’, ils sont là pour indiquer à votre interpréteur shell que les caractères suivant un espace vide appartiennent à la chaîne de caractères composant le nom du fichier. Dans le cas contraire, l’interpréteur pensera qu’il s’agit d’autres fichiers.</text:span></text:p>
      <text:p text:style-name="P16"/>
      <text:p text:style-name="P17">Astuce : Pour vous simplifier la tâche, <text:span text:style-name="T12">vous pouvez taper le ‘./’, puis les premiers caractères du nom de votre fichier. Enfin, appuyez sur la touche de tabulation, </text:span></text:p>
      <text:p text:style-name="P8"/>
      <text:p text:style-name="P18">3) Version Bêta :</text:p>
      <text:p text:style-name="P7">Tape<text:span text:style-name="T9">z</text:span> exactement la commande suivante :</text:p>
      <text:list xml:id="list507032787" text:style-name="L3">
        <text:list-item>
          <text:p text:style-name="P14">./<text:span text:style-name="T10">beta.sh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7T11:37:23.811464936</dc:date>
    <meta:editing-duration>PT32M19S</meta:editing-duration>
    <meta:editing-cycles>103</meta:editing-cycles>
    <meta:document-statistic meta:table-count="0" meta:image-count="0" meta:object-count="0" meta:page-count="1" meta:paragraph-count="15" meta:word-count="151" meta:character-count="937" meta:non-whitespace-character-count="802"/>
  </office:meta>
</office:document-meta>
</file>